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 </text:p>
      <text:h text:style-name="Heading_20_1">
1. Crowbook</text:h>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s book with correct typography.</text:p>
      <text:p text:style-name="Text_20_body"><text:a xlink:type="simple" xlink:href="https://travis-ci.org/lise-henry/crowbook"> </text:a></text:p>
      <text:h text:style-name="Heading_20_2">
Installing</text:h>
      <text:p text:style-name="Text_20_body">There are two ways to get <text:span text:style-name="Preformatted_20_Text">crowbook</text:span>: either use a precompiled binary or build it yourself.</text:p>
      <text:h text:style-name="Heading_20_3">
Binaries</text:h>
      <text:p text:style-name="Text_20_body">See to download a precompiled binary for your architecture (currently: Linux, Windows and MacOSX). Just extract the archive and run <text:span text:style-name="Preformatted_20_Text">crowbook</text:span>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then parse this file and generate a book in HTML, Epub, LaTeX, and/or PDF, according to the settings in the configuration file. So if you clone this repository and run</text:p>
      <text:p text:style-name="Text_20_Body">$ crowbook book_example/config.book
</text:p>
      <text:p text:style-name="Text_20_body">you'll generate the example book in various formats. The HTML version should look <text:a xlink:type="simple" xlink:href="http://lise-henry.github.io/crowbook/book.html">like that</text:a>.</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text:p>
      <text:p text:style-name="Text_20_body">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 page</text:a>, or the whole <text:a xlink:type="simple" xlink:href="book_example">book_example</text:a> directory. (A (not necessarily up-to-date) <text:a xlink:type="simple" xlink:href="http://lise-henry.github.io/crowbook/book.html">rendered version is available in HTML her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 page</text:a>.</text:p>
      <text:h text:style-name="Heading_20_2">
Current features</text:h>
      <text:h text:style-name="Heading_20_3">
Output formats</text:h>
      <text:p text:style-name="Text_20_body">Crowbook (to my knowledge) correctly supports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 output is a bit more tricky: it should work reasonably well for novels (the primary target of Crowbook), but <text:span text:style-name="Preformatted_20_Text">pdflatex</text:span> might occasionally choke on some « weird » unicode character. Moreover, the rendering of code blocks is not satisfactory and images are not yet implemented. See the example book rendered in <text:a xlink:type="simple" xlink:href="http://lise-henry.github.io/crowbook/book.pdf">PDF</text:a> on github.io to get an idea of the problems you might encounter.</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p text:style-name="Text_20_body">See also <text:a xlink:type="simple" xlink:href="Bugs.md">Bugs</text:a>.</text:p>
      <text:h text:style-name="Heading_20_2">
Acknowledgements</text:h>
      <text:p text:style-name="Text_20_body">Besides the Rust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The code is currently badly documented (and badly in a general manner), but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ile for more information.</text:p>
      <text:h text:style-name="Heading_20_1">
2. The configuration file</text:h>
      <text:p text:style-name="Text_20_body">If you want to use Crowbook for your book, this configuration file is all you'll have to add (assuming you'll already have the book in Markdown files; if you don't, you'll also have to write a book first, but that's besides the scope of this document).</text:p>
      <text:p text:style-name="Text_20_body">The format is not very complicated, and it looks a bit like YAML.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text:p>
        </text:list-item>
        <text:list-item>
          <text:p>a list of Markdown files.</text:p>
        </text:list-item>
      </text:list>
      <text:p text:style-name="Text_20_body">Files starting with the <text:span text:style-name="Preformatted_20_Text">#</text:span> characters are comments and are discarded by Crowbook when parsing the files. Note that <text:span text:style-name="Preformatted_20_Text">#</text:span> must be at the <text:span text:style-name="T1">beginning</text:span> of the line, so e.g.:</text:p>
      <text:p text:style-name="Text_20_Body">author: John Smith # aka John Doe
</text:p>
      <text:p text:style-name="Text_20_body">will set the <text:span text:style-name="Preformatted_20_Text">author</text:span> key to <text:span text:style-name="Preformatted_20_Text">John Smith # aka John Doe</text:span>.</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oc for epub);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3.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on't get too angry at you and will just print a warning and treat it as another chapter (numbered according to the scheme specified for including the file). It will however mess the table of contents if Crowbook tries to generate one (e.g. for Epub).</text:p>
      <text:p text:style-name="Text_20_body">It's also a problem if you do <text:span text:style-name="T1">not</text:span> have a level-1 header in a markdown file. If it is a numbered chapter Crowbook will still be able to infer a chapter name, but if it is not numbered Crowbook will fail to generate an Epub file.</text:p>
      <text:p/>
      <text:p>***</text:p>
      <text:p/>
      <text:p text:style-name="Text_20_body">So, to sum it up. <text:span text:style-name="T1">please</text:span>: one file = one chapter, a chapter starts with a title, and this way this will work nice.</text:p>
      <text:h text:style-name="Heading_20_2">
Crowbook options</text:h>
      <text:p text:style-name="Text_20_body">The first part of the configuration file is dedicated to pass options to Crowbook. Each one is of the form <text:span text:style-name="Preformatted_20_Text">option: value</text:span>. Note that you don't have to put string in quotes, e.g.:</text:p>
      <text:p text:style-name="Text_20_Body">title: My title
</text:p>
      <text:p text:style-name="Text_20_body">If you <text:span text:style-name="T1">do</text:span> use quotes, Crowbook will actually put those quotes in the string, so basically don't do that.</text:p>
      <text:p text:style-name="Text_20_body">It is possible to use multiline strings with either <text:span text:style-name="Preformatted_20_Text">&gt;</text:span> or <text:span text:style-name="Preformatted_20_Tex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whereas</text:p>
      <text:p text:style-name="Text_20_Body">title: &gt;
 A
 long
 title
author: Joan Doe
</text:p>
      <text:p text:style-name="Text_20_body">will set <text:span text:style-name="Preformatted_20_Text">title</text:span> to <text:span text:style-name="Preformatted_20_Text">"A\nlong\ntitle\n"</text:span> (replicating line returns).</text:p>
      <text:p text:style-name="Text_20_body">This feature is useful for options like <text:span text:style-name="Preformatted_20_Text">description</text:span> who may take a long string.</text:p>
      <text:h text:style-name="Heading_20_3">
Options summary</text:h>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string</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tex</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Misc options</text:h>
      <text:list>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Toggle verbose mode</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item>
          <text:p><text:span text:style-name="T2"><text:span text:style-name="Preformatted_20_Text">temp_dir</text:span></text:span><text:list>
<text:list-item>
<text:p><text:span text:style-name="T2">type</text:span>: string</text:p></text:list-item><text:list-item>
<text:p><text:span text:style-name="T2">default value</text:span>: <text:span text:style-name="Preformatted_20_Text">.</text:span></text:p></text:list-item><text:list-item>
<text:p>Path where to create a temporary directory</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string</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HTML rendering</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string</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string</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 want to use.)</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this string isn't used for unnumbered chapters;</text:p>
        </text:list-item>
        <text:list-item>
          <text:p>this string isn't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4">
nb_char</text:h>
      <text:p text:style-name="Text_20_body">This option allows you to specify the non breaking character used by the french cleaning method (see above). Probably not really something you need to modify.</text:p>
      <text:h text:style-name="Heading_20_3">
Additional options</text:h>
      <text:h text:style-name="Heading_20_4">
temp_dir</text:h>
      <text:p text:style-name="Text_20_body">When it is generating epub or pdf files, Crowbook creates a temporary directory (which is then removed), named from a random uuid (so we can be pretty certain it's not gonna exist). This option specify where to create this directory. E.g., if you set:</text:p>
      <text:p text:style-name="Text_20_Body">temp_dir: /tmp
</text:p>
      <text:p text:style-name="Text_20_body">crowbook might create a temporary directory <text:span text:style-name="Preformatted_20_Text">/tmp/7fcbe41e-1676-46ba-b1a7-40c2fa37a3a7</text:span>.</text:p>
      <text:p text:style-name="Text_20_body">By default, this temporary directory is created where the config file is.</text:p>
      <text:p text:style-name="Text_20_body"><text:span text:style-name="T2">default</text:span>: <text:span text:style-name="Preformatted_20_Text">.</text:span></text:p>
      <text:h text:style-name="Heading_20_1">
3. Arguments</text:h>
      <text:p text:style-name="Text_20_body">Crowbook can takes a list of arguments:</text:p>
      <text:p text:style-name="Text_20_Body">Render a markdown book in Epub, PDF or HTML.

USAGE:
 crowbook [OPTIONS] [--] [ARGS]

OPTIONS:
 --create Creates a new book with existing markdown files.
 -h, --help Prints help information
 -l, --list-options Lists all possible option
 --list-options-md List all options, formatted in Markdow
 -o, --output &lt;FILE&gt; Specifies output file.
 -s, --set &lt;KEY_VALUES&gt; Sets a list of book options
 -t, --to &lt;FORMAT&gt; Generate specific format [values: epub, pdf, html, tex, odt]
 -V, --version Prints version information
 -v, --verbose Activate verbose mode

ARGS:
 &lt;BOOK&gt; File containing the book configuration.
 &lt;FILES&gt;... Files to list in book when using --create
</text:p>
      <text:p text:style-name="Text_20_body">Command line options allow to override options defined in &lt;BOOK&gt; configuration file. E.g., even if this file specifies 'verbose: false', calling 'crowbook --verbose &lt;BOOK&gt;' will activate verbose mode.</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e file names specified as chapter.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euvre" lang fr
</text:p>
      <text:p text:style-name="Text_20_body">will generate a <text:span text:style-name="Preformatted_20_Text">foo.book</text:span> file containing</text:p>
      <text:p text:style-name="Text_20_Body">author: Pierre Dupont
title: Mon œeuvre
lang: fr

# List of chapters
+ file1.md
+ file2.md
</text:p>
      <text:h text:style-name="Heading_20_2">
&lt;text:span text:style-name="Preformatted_20_Text"&gt;--set&lt;/text:span&gt;</text:h>
      <text:p text:style-name="Text_20_body"><text:span text:style-name="T2">usage</text:span>: `crowbook &lt;BOOK&gt; --set [KEY] [VALUE]...</text:p>
      <text:p text:style-name="Text_20_body">(or <text:span text:style-name="Preformatted_20_Text">crowbook &lt;BOOK&gt; -s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config.md">the configuration file pag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either in a book configuration file or with <text:span text:style-name="Preformatted_20_Text">--set</text:span>, with a short description. There is also <text:span text:style-name="Preformatted_20_Text">--list-options-md</text:span>, which outputs markdown.</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some more messages.</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text:p>
      <text:p text:style-name="Text_20_Body">crowbook --to pdf --output foo.pdf foo.book
</text:p>
      <text:p text:style-name="Text_20_body">will (try to)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ngeLog</text:h>
      <text:h text:style-name="Heading_20_2">
0.2.0 (unreleased)</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Refactored <text:span text:style-name="Preformatted_20_Text">Book</text:span> to use an HashMap of <text:span text:style-name="Preformatted_20_Text">BookOption</text:span>s instead of having like 42 fields.</text:p>
        </text:list-item>
      </text:list>
      <text:h text:style-name="Heading_20_2">
0.1.0 (2016-02-21)</text:h>
      <text:list>
        <text:list-item>
          <text:p>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